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9000001E75343997825EFF1E7.jpg" manifest:media-type="image/jpeg"/>
  <manifest:file-entry manifest:full-path="Pictures/10000000000000C8000000B4309C000D61193FAF.jpg" manifest:media-type="image/jpeg"/>
  <manifest:file-entry manifest:full-path="Pictures/10000000000001C6000000918C9F3DF5B3930E5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loext:opacity="100%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1">11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usein tietokantojen varmistuksia kannattaa tehdä?</text:span></text:p>
              </text:list-item>
              <text:list-item>
                <text:p text:style-name="P12"><text:span text:style-name="T6">Kannattaako aina tehdä ns. full backup? Milloin kannattaa ryhtyä ottamaan myös inkrementaalisia varmistuksia?</text:span></text:p>
              </text:list-item>
              <text:list-item>
                <text:p text:style-name="P12"><text:span text:style-name="T6">Millainen voisi olla aikataulusuunnitelma tällaisten varmistusten teosta viikkotasolla esimerkiksi?</text:span></text:p>
              </text:list-item>
              <text:list-item>
                <text:p text:style-name="P12"><text:span text:style-name="T6">Miten varmistukset tietokannasta tehdään?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>Mitä ongelmia tulisi eteen, jollei kahden käyttäjän muutoksia samaan dataan suoritettaisi transaktioiden hallinnan alaisuudessa?</text:span></text:p>
              </text:list-item>
              <text:list-item>
                <text:p text:style-name="P12"><text:span text:style-name="T6">Kuvittele tilannetta, jossa käyttäjä nimeltä Milla haluaa maksaa operaattorilleen laskunsa täsmälleen samaan aikaan kuin Nikokin. Mikä on kaikkein pahin mahdollinen ongelma tässä tilanteessa ilman transaktioiden hallinnan käyttö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sten tekeminen</text:span></text:p>
              </text:list-item>
              <text:list-item>
                <text:p text:style-name="P12"><text:span text:style-name="T6">Varmistusten onnistumisesta varmistuminen</text:span></text:p>
              </text:list-item>
              <text:list-item>
                <text:p text:style-name="P12"><text:span text:style-name="T6">Varmistuksen palauttaminen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1">11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false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false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false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false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false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false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8C9F3DF5B3930E5C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1">11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5343997825EFF1E7.jpg" xlink:type="simple" xlink:show="embed" xlink:actuate="onLoad" draw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vellutuksen elinkaari</dc:title>
    <meta:initial-creator>Isonikkilä Sauli</meta:initial-creator>
    <meta:editing-cycles>217</meta:editing-cycles>
    <meta:print-date>2020-09-28T07:56:54</meta:print-date>
    <meta:creation-date>2020-11-11T09:16:24</meta:creation-date>
    <dc:date>2024-03-11T14:52:39.564000000</dc:date>
    <meta:editing-duration>PT11H33M8S</meta:editing-duration>
    <meta:generator>LibreOffice/7.2.0.4$Windows_X86_64 LibreOffice_project/9a9c6381e3f7a62afc1329bd359cc48accb6435b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